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Linienspitzen_20_2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end="Linienspitzen_20_3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Linienspitzen_20_4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Linienspitzen_20_8" draw:marker-end-width="0.3cm" draw:fill="none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7" style:family="graphic" style:parent-style-name="standard">
      <style:graphic-properties svg:stroke-color="#000000" draw:fill-color="#00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-8% 58%" fo:font-size="16pt" style:font-size-asian="16pt" style:font-size-complex="16pt"/>
    </style:style>
    <style:style style:name="T3" style:family="text">
      <style:text-properties style:text-position="0% 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cm" svg:y1="9.5cm" svg:x2="14cm" svg:y2="5.5cm">
          <text:p/>
        </draw:line>
        <draw:line draw:style-name="gr2" draw:text-style-name="P1" draw:layer="layout" svg:x1="14cm" svg:y1="9.5cm" svg:x2="11.5cm" svg:y2="11.75cm">
          <text:p/>
        </draw:line>
        <draw:line draw:style-name="gr3" draw:text-style-name="P1" draw:layer="layout" svg:x1="14cm" svg:y1="9.5cm" svg:x2="17.5cm" svg:y2="10.75cm">
          <text:p/>
        </draw:line>
        <draw:line draw:style-name="gr4" draw:text-style-name="P1" draw:layer="layout" svg:x1="12.577cm" svg:y1="10.2cm" svg:x2="12.4cm" svg:y2="10.506cm">
          <text:p/>
        </draw:line>
        <draw:ellipse draw:style-name="gr5" draw:text-style-name="P2" draw:layer="layout" svg:width="0.75cm" svg:height="1cm" svg:x="12.5cm" svg:y="10cm" draw:kind="arc" draw:start-angle="293.81" draw:end-angle="157.77">
          <text:p/>
        </draw:ellipse>
        <draw:frame draw:style-name="gr6" draw:text-style-name="P4" draw:layer="layout" svg:width="1.25cm" svg:height="0.878cm" svg:x="11.5cm" svg:y="11.538cm">
          <draw:text-box>
            <text:p text:style-name="P3"><text:span text:style-name="T1">F</text:span><text:span text:style-name="T2">z</text:span></text:p>
          </draw:text-box>
        </draw:frame>
        <draw:frame draw:style-name="gr6" draw:text-style-name="P4" draw:layer="layout" svg:width="1.25cm" svg:height="0.878cm" svg:x="11.75cm" svg:y="9.25cm">
          <draw:text-box>
            <text:p text:style-name="P3"><text:span text:style-name="T3">M</text:span><text:span text:style-name="T2">z</text:span></text:p>
          </draw:text-box>
        </draw:frame>
        <draw:ellipse draw:style-name="gr5" draw:text-style-name="P2" draw:layer="layout" svg:width="1.253cm" svg:height="0.998cm" svg:x="13.247cm" svg:y="7.002cm" draw:kind="arc" draw:start-angle="184.94" draw:end-angle="30.25">
          <text:p/>
        </draw:ellipse>
        <draw:line draw:style-name="gr4" draw:text-style-name="P1" draw:layer="layout" svg:x1="14.499cm" svg:y1="7.371cm" svg:x2="14.272cm" svg:y2="7.1cm">
          <text:p/>
        </draw:line>
        <draw:frame draw:style-name="gr6" draw:text-style-name="P4" draw:layer="layout" svg:width="1.25cm" svg:height="0.878cm" svg:x="14.75cm" svg:y="6.622cm">
          <draw:text-box>
            <text:p text:style-name="P3"><text:span text:style-name="T3">M</text:span><text:span text:style-name="T2">x</text:span></text:p>
          </draw:text-box>
        </draw:frame>
        <draw:frame draw:style-name="gr6" draw:text-style-name="P4" draw:layer="layout" svg:width="1.25cm" svg:height="0.878cm" svg:x="13cm" svg:y="5cm">
          <draw:text-box>
            <text:p text:style-name="P3"><text:span text:style-name="T1">F</text:span><text:span text:style-name="T2">x</text:span></text:p>
          </draw:text-box>
        </draw:frame>
        <draw:ellipse draw:style-name="gr7" draw:text-style-name="P5" draw:layer="layout" svg:width="1.5cm" svg:height="1cm" svg:x="15.25cm" svg:y="9.75cm" draw:kind="arc" draw:start-angle="68.93" draw:end-angle="241.84">
          <text:p/>
        </draw:ellipse>
        <draw:line draw:style-name="gr4" draw:text-style-name="P1" draw:layer="layout" svg:x1="15.5cm" svg:y1="10.63cm" svg:x2="15.832cm" svg:y2="10.751cm">
          <text:p/>
        </draw:line>
        <draw:frame draw:style-name="gr6" draw:text-style-name="P4" draw:layer="layout" svg:width="1.25cm" svg:height="0.878cm" svg:x="17.25cm" svg:y="9.872cm">
          <draw:text-box>
            <text:p text:style-name="P3"><text:span text:style-name="T1">F</text:span><text:span text:style-name="T2">y</text:span></text:p>
          </draw:text-box>
        </draw:frame>
        <draw:frame draw:style-name="gr6" draw:text-style-name="P4" draw:layer="layout" svg:width="1.25cm" svg:height="0.878cm" svg:x="14.75cm" svg:y="10.5cm">
          <draw:text-box>
            <text:p text:style-name="P3"><text:span text:style-name="T3">M</text:span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8" draw:display-name="Linienspitzen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2T15:04:26.783000000</meta:creation-date>
    <dc:date>2023-03-02T15:51:42.715000000</dc:date>
    <meta:editing-duration>PT15M47S</meta:editing-duration>
    <meta:editing-cycles>2</meta:editing-cycles>
    <meta:generator>LibreOffice/7.1.2.2$Windows_X86_64 LibreOffice_project/8a45595d069ef5570103caea1b71cc9d82b2aae4</meta:generator>
    <meta:document-statistic meta:object-count="15"/>
  </office:meta>
</office:document-meta>
</file>